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draw:marker-end="Arrow_20_concave" draw:textarea-horizontal-align="justify" draw:textarea-vertical-align="middle" draw:auto-grow-height="false" fo:min-height="11.35cm" fo:min-width="9.3cm"/>
    </style:style>
    <style:style style:name="gr2" style:family="graphic" style:parent-style-name="standard">
      <style:graphic-properties draw:textarea-horizontal-align="justify" draw:textarea-vertical-align="middle" draw:auto-grow-height="false" fo:min-height="3.05cm" fo:min-width="4.7cm"/>
    </style:style>
    <style:style style:name="gr3" style:family="graphic" style:parent-style-name="standard">
      <style:graphic-properties draw:textarea-horizontal-align="justify" draw:textarea-vertical-align="middle" draw:auto-grow-height="false" fo:min-height="4.05cm" fo:min-width="1.8cm"/>
    </style:style>
    <style:style style:name="gr4" style:family="graphic" style:parent-style-name="standard">
      <style:graphic-properties draw:textarea-horizontal-align="justify" draw:textarea-vertical-align="middle" draw:auto-grow-height="false" fo:min-height="2.35cm" fo:min-width="5.9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1.8cm"/>
    </style:style>
    <style:style style:name="gr7" style:family="graphic" style:parent-style-name="standard">
      <style:graphic-properties draw:textarea-horizontal-align="justify" draw:textarea-vertical-align="middle" draw:auto-grow-height="false" fo:min-height="0.55cm" fo:min-width="0.9cm"/>
    </style:style>
    <style:style style:name="gr8" style:family="graphic" style:parent-style-name="standard">
      <style:graphic-properties draw:textarea-horizontal-align="justify" draw:textarea-vertical-align="middle" draw:auto-grow-height="false" fo:min-height="0.55cm" fo:min-width="1.5cm"/>
    </style:style>
    <style:style style:name="gr9" style:family="graphic" style:parent-style-name="standard">
      <style:graphic-properties draw:textarea-horizontal-align="justify" draw:textarea-vertical-align="middle" draw:auto-grow-height="false" fo:min-height="0.45cm" fo:min-width="1.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1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67cm"/>
    </style:style>
    <style:style style:name="gr12" style:family="graphic" style:parent-style-name="standard">
      <style:graphic-properties draw:textarea-horizontal-align="justify" draw:textarea-vertical-align="middle" draw:auto-grow-height="false" fo:min-height="1.05cm" fo:min-width="1.5cm"/>
    </style:style>
    <style:style style:name="gr13" style:family="graphic" style:parent-style-name="standard">
      <style:graphic-properties draw:textarea-horizontal-align="justify" draw:textarea-vertical-align="middle" draw:auto-grow-height="false" fo:min-height="0.55cm" fo:min-width="1.1cm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1.7cm"/>
    </style:style>
    <style:style style:name="gr15" style:family="graphic" style:parent-style-name="standard">
      <style:graphic-properties draw:textarea-horizontal-align="justify" draw:textarea-vertical-align="middle" draw:auto-grow-height="false" fo:min-height="0.95cm" fo:min-width="1.1cm"/>
    </style:style>
    <style:style style:name="gr16" style:family="graphic" style:parent-style-name="standard">
      <style:graphic-properties draw:textarea-horizontal-align="justify" draw:textarea-vertical-align="middle" draw:auto-grow-height="false" fo:min-height="0.25cm" fo:min-width="1.1cm"/>
    </style:style>
    <style:style style:name="gr17" style:family="graphic" style:parent-style-name="standard">
      <style:graphic-properties draw:textarea-horizontal-align="justify" draw:textarea-vertical-align="middle" draw:auto-grow-height="false" fo:min-height="0.65cm" fo:min-width="2.3cm"/>
    </style:style>
    <style:style style:name="gr18" style:family="graphic" style:parent-style-name="standard">
      <style:graphic-properties draw:textarea-horizontal-align="justify" draw:textarea-vertical-align="middle" draw:auto-grow-height="false" fo:min-height="0.65cm" fo:min-width="2.2cm"/>
    </style:style>
    <style:style style:name="gr19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20" style:family="graphic" style:parent-style-name="objectwithoutfill">
      <style:graphic-properties draw:marker-start="" draw:marker-end="Symmetric_20_Arrow" draw:fill="none" draw:textarea-vertical-align="middle"/>
    </style:style>
    <style:style style:name="gr21" style:family="graphic" style:parent-style-name="objectwithoutfill">
      <style:graphic-properties draw:marker-end="Symmetric_20_Arrow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45cm" fo:min-width="2.058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objectwithoutfill">
      <style:graphic-properties draw:marker-start="Symmetric_20_Arrow" draw:marker-end="" draw:fill="none" draw:textarea-vertical-align="middle"/>
    </style:style>
    <style:style style:name="gr25" style:family="graphic" style:parent-style-name="objectwithoutfill">
      <style:graphic-properties draw:marker-start="Symmetric_20_Arrow" draw:fill="none" draw:textarea-vertical-align="middle"/>
    </style:style>
    <style:style style:name="gr26" style:family="graphic" style:parent-style-name="objectwithoutfill">
      <style:graphic-properties draw:marker-end="Arrow_20_concave" draw:fill="none" draw:textarea-vertical-align="middle"/>
    </style:style>
    <style:style style:name="gr27" style:family="graphic" style:parent-style-name="objectwithoutfill">
      <style:graphic-properties draw:stroke="dash" draw:stroke-dash="Dashed_20__28_var_29_" draw:marker-end="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0.33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16cm"/>
    </style:style>
    <style:style style:name="gr30" style:family="graphic" style:parent-style-name="standard">
      <style:graphic-properties draw:stroke="none" svg:stroke-color="#000000" draw:fill="none" draw:fill-color="#ffffff" fo:min-height="0.35cm"/>
    </style:style>
    <style:style style:name="gr31" style:family="graphic" style:parent-style-name="standard">
      <style:graphic-properties draw:stroke="none" svg:stroke-color="#000000" draw:fill="none" draw:fill-color="#ffffff" fo:min-height="0.319cm"/>
    </style:style>
    <style:style style:name="gr32" style:family="graphic" style:parent-style-name="standard">
      <style:graphic-properties draw:textarea-horizontal-align="justify" draw:textarea-vertical-align="middle" draw:auto-grow-height="false" fo:min-height="1.05cm" fo:min-width="1.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cm" svg:height="11.6cm" svg:x="4.3cm" svg:y="6cm"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2cm" svg:height="3.3cm" svg:x="5.7cm" svg:y="1.4cm">
          <text:p text:style-name="P1"><text:span text:style-name="T1">DNS</text:span></text:p>
          <text:p text:style-name="P1"><text:span text:style-name="T1">A: hostname-&gt; IPv4</text:span></text:p>
          <text:p text:style-name="P1"><text:span text:style-name="T1">PTR: IPv4 -&gt; hostname</text:span></text:p>
          <text:p text:style-name="P1"><text:span text:style-name="T1">AAAA: hostname -&gt; IPv6</text:span></text:p>
          <text:p text:style-name="P1"><text:span text:style-name="T1">MX: maildomain -&gt; hostname</text:span></text:p>
          <text:p text:style-name="P1"><text:span text:style-name="T1">TXT: maildomain -&gt; SPF info</text:span></text:p>
          <text:p text:style-name="P1"><text:span text:style-name="T1">TXT: maildomain -&gt; DKIM info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cm" svg:height="4.3cm" svg:x="1.1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6.4cm" svg:height="2.6cm" svg:x="5.5cm" svg:y="18.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6cm" svg:height="1cm" svg:x="7.1cm" svg:y="6.5cm">
          <draw:text-box>
            <text:p><text:span text:style-name="T1">Mailserver Host</text:span></text:p>
          </draw:text-box>
        </draw:frame>
        <draw:custom-shape draw:style-name="gr6" draw:text-style-name="P3" draw:layer="layout" svg:width="2.3cm" svg:height="1.2cm" svg:x="5.8cm" svg:y="7.6cm">
          <text:p text:style-name="P1"><text:span text:style-name="T1">Postfix</text:span></text:p>
          <text:p text:style-name="P1"><text:span text:style-name="T1">smtpd</text:span></text:p>
          <text:p text:style-name="P1"><text:span text:style-name="T1">(inbou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.4cm" svg:height="0.8cm" svg:x="3.6cm" svg:y="7.7cm">
          <text:p text:style-name="P1"><text:span text:style-name="T1">port 25</text:span></text:p>
          <text:p text:style-name="P1"><text:span text:style-name="T1">(smt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cm" svg:height="0.8cm" svg:x="3.9cm" svg:y="15.9cm">
          <text:p text:style-name="P1"><text:span text:style-name="T1">port 587</text:span></text:p>
          <text:p text:style-name="P1"><text:span text:style-name="T1">(submiss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3cm" svg:height="1.2cm" svg:x="4.8cm" svg:y="13.9cm">
          <text:p text:style-name="P1"><text:span text:style-name="T1">Postfix</text:span></text:p>
          <text:p text:style-name="P1"><text:span text:style-name="T1">smtpd</text:span></text:p>
          <text:p text:style-name="P1"><text:span text:style-name="T1">(outbou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.4cm" svg:height="0.8cm" svg:x="13.5cm" svg:y="8.1cm">
          <text:p text:style-name="P1"><text:span text:style-name="T1">port 443</text:span></text:p>
          <text:p text:style-name="P1"><text:span text:style-name="T1">(htt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2.2cm" svg:height="0.7cm" svg:x="10.1cm" svg:y="13.5cm">
          <text:p text:style-name="P1"><text:span text:style-name="T1">mailbox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1.662cm" svg:height="1.433cm" svg:x="1.3cm" svg:y="8cm">
          <draw:text-box>
            <text:p><text:span text:style-name="T1">remote</text:span></text:p>
            <text:p><text:span text:style-name="T1">smtp</text:span></text:p>
            <text:p><text:span text:style-name="T1">servers</text:span></text:p>
          </draw:text-box>
        </draw:frame>
        <draw:frame draw:style-name="gr11" draw:text-style-name="P2" draw:layer="layout" svg:width="3.567cm" svg:height="0.645cm" svg:x="6.7cm" svg:y="20.355cm">
          <draw:text-box>
            <text:p><text:span text:style-name="T1">user </text:span><text:span text:style-name="T1">lapt</text:span><text:span text:style-name="T1">op/d</text:span><text:span text:style-name="T1">eskt</text:span><text:span text:style-name="T1">op</text:span></text:p>
          </draw:text-box>
        </draw:frame>
        <draw:custom-shape draw:style-name="gr12" draw:text-style-name="P3" draw:layer="layout" svg:width="2cm" svg:height="1.3cm" svg:x="11.1cm" svg:y="7.8cm">
          <text:p text:style-name="P1"><text:span text:style-name="T1">http</text:span></text:p>
          <text:p text:style-name="P1"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.6cm" svg:height="0.8cm" svg:x="7.3cm" svg:y="15.6cm">
          <text:p text:style-name="P1"><text:span text:style-name="T1">Dovecot</text:span></text:p>
          <text:p text:style-name="P1"><text:span text:style-name="T1">Imap/p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.4cm" svg:height="0.8cm" svg:x="8.4cm" svg:y="17.1cm">
          <text:p text:style-name="P1"><text:span text:style-name="T1">port 143</text:span></text:p>
          <text:p text:style-name="P1"><text:span text:style-name="T1">(imap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.4cm" svg:height="0.8cm" svg:x="6.7cm" svg:y="17.1cm">
          <text:p text:style-name="P1"><text:span text:style-name="T1">port 110</text:span></text:p>
          <text:p text:style-name="P1"><text:span text:style-name="T1">(pop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2.2cm" svg:height="1cm" svg:x="9.9cm" svg:y="11.8cm">
          <text:p text:style-name="P1"><text:span text:style-name="T1">dovecot</text:span></text:p>
          <text:p text:style-name="P1"><text:span text:style-name="T1">lmtp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1.6cm" svg:height="1.2cm" svg:x="7.7cm" svg:y="12.2cm">
          <text:p text:style-name="P1"><text:span text:style-name="T1">mail</text:span></text:p>
          <text:p text:style-name="P1"><text:span text:style-name="T1">account</text:span></text:p>
          <text:p text:style-name="P1"><text:span text:style-name="T1">in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1.6cm" svg:height="0.5cm" svg:x="11.3cm" svg:y="9.5cm">
          <text:p text:style-name="P1"><text:span text:style-name="T1">ph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2.8cm" svg:height="0.9cm" svg:x="10.9cm" svg:y="10.2cm">
          <text:p text:style-name="P1"><text:span text:style-name="T1">roundcube</text:span></text:p>
          <text:p text:style-name="P1"><text:span text:style-name="T1">(php script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draw:layer="layout" svg:width="2.7cm" svg:height="0.9cm" svg:x="5.7cm" svg:y="18.7cm">
          <text:p text:style-name="P1"><text:span text:style-name="T1">email client 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2.8cm" svg:height="1cm" svg:x="8.8cm" svg:y="18.6cm">
          <text:p text:style-name="P1"><text:span text:style-name="T1">web-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4" draw:layer="layout" svg:x1="3.4cm" svg:y1="7.2cm" svg:x2="4cm" svg:y2="7.7cm">
          <text:p/>
        </draw:line>
        <draw:custom-shape draw:style-name="gr7" draw:text-style-name="P3" draw:layer="layout" svg:width="1.4cm" svg:height="0.8cm" svg:x="3.7cm" svg:y="9.2cm">
          <text:p text:style-name="P1"><text:span text:style-name="T1">port 25</text:span></text:p>
          <text:p text:style-name="P1"><text:span text:style-name="T1">(smt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2.2cm" svg:height="0.7cm" svg:x="7cm" svg:y="9.2cm">
          <text:p text:style-name="P1"><text:span text:style-name="T1">mail-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4" draw:layer="layout" svg:x1="7.1cm" svg:y1="8.8cm" svg:x2="7.8cm" svg:y2="9.2cm">
          <text:p/>
        </draw:line>
        <draw:custom-shape draw:style-name="gr22" draw:text-style-name="P3" draw:layer="layout" svg:width="2.558cm" svg:height="0.7cm" svg:x="5.5cm" svg:y="10.38cm">
          <text:p text:style-name="P1"><text:span text:style-name="T1">Postfix smtp</text:span></text:p>
          <text:p text:style-name="P1"><text:span text:style-name="T1">MDA (outbou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4" draw:layer="layout" svg:x1="7.4cm" svg:y1="17.1cm" svg:x2="7.9cm" svg:y2="16.4cm">
          <text:p/>
        </draw:line>
        <draw:line draw:style-name="gr23" draw:text-style-name="P4" draw:layer="layout" svg:x1="5.7cm" svg:y1="19.1cm" svg:x2="2.9cm" svg:y2="19.1cm">
          <text:p/>
        </draw:line>
        <draw:line draw:style-name="gr23" draw:text-style-name="P4" draw:layer="layout" svg:x1="2.9cm" svg:y1="19.1cm" svg:x2="2.9cm" svg:y2="16.3cm">
          <text:p/>
        </draw:line>
        <draw:line draw:style-name="gr21" draw:text-style-name="P4" draw:layer="layout" svg:x1="2.9cm" svg:y1="16.3cm" svg:x2="3.9cm" svg:y2="16.3cm">
          <text:p/>
        </draw:line>
        <draw:line draw:style-name="gr24" draw:text-style-name="P4" draw:layer="layout" svg:x1="7.4cm" svg:y1="17.9cm" svg:x2="7.4cm" svg:y2="18.7cm">
          <text:p/>
        </draw:line>
        <draw:line draw:style-name="gr25" draw:text-style-name="P4" draw:layer="layout" svg:x1="9cm" svg:y1="17.9cm" svg:x2="8.1cm" svg:y2="18.7cm">
          <text:p/>
        </draw:line>
        <draw:line draw:style-name="gr23" draw:text-style-name="P4" draw:layer="layout" svg:x1="11.6cm" svg:y1="19.1cm" svg:x2="15.9cm" svg:y2="19.1cm">
          <text:p/>
        </draw:line>
        <draw:line draw:style-name="gr23" draw:text-style-name="P4" draw:layer="layout" svg:x1="15.9cm" svg:y1="19.1cm" svg:x2="15.9cm" svg:y2="8.5cm">
          <text:p/>
        </draw:line>
        <draw:line draw:style-name="gr24" draw:text-style-name="P4" draw:layer="layout" svg:x1="14.9cm" svg:y1="8.5cm" svg:x2="15.9cm" svg:y2="8.5cm">
          <text:p/>
        </draw:line>
        <draw:line draw:style-name="gr23" draw:text-style-name="P4" draw:layer="layout" svg:x1="13.1cm" svg:y1="8.5cm" svg:x2="13.5cm" svg:y2="8.5cm">
          <text:p/>
        </draw:line>
        <draw:line draw:style-name="gr23" draw:text-style-name="P4" draw:layer="layout" svg:x1="12.1cm" svg:y1="9.1cm" svg:x2="12.1cm" svg:y2="9.5cm">
          <text:p/>
        </draw:line>
        <draw:line draw:style-name="gr23" draw:text-style-name="P4" draw:layer="layout" svg:x1="12.1cm" svg:y1="10cm" svg:x2="12.1cm" svg:y2="10.2cm">
          <text:p/>
        </draw:line>
        <draw:line draw:style-name="gr21" draw:text-style-name="P4" draw:layer="layout" svg:x1="11cm" svg:y1="12.8cm" svg:x2="11cm" svg:y2="13.5cm">
          <text:p/>
        </draw:line>
        <draw:line draw:style-name="gr26" draw:text-style-name="P4" draw:layer="layout" svg:x1="7.6cm" svg:y1="9.9cm" svg:x2="7cm" svg:y2="10.4cm">
          <text:p/>
        </draw:line>
        <draw:line draw:style-name="gr21" draw:text-style-name="P4" draw:layer="layout" svg:x1="5.8cm" svg:y1="10.4cm" svg:x2="5.1cm" svg:y2="9.7cm">
          <text:p/>
        </draw:line>
        <draw:line draw:style-name="gr21" draw:text-style-name="P4" draw:layer="layout" svg:x1="8.9cm" svg:y1="16.2cm" svg:x2="10.2cm" svg:y2="16.2cm">
          <text:p/>
        </draw:line>
        <draw:line draw:style-name="gr23" draw:text-style-name="P4" draw:layer="layout" svg:x1="12.7cm" svg:y1="11.1cm" svg:x2="12.7cm" svg:y2="16.1cm">
          <text:p/>
        </draw:line>
        <draw:line draw:style-name="gr21" draw:text-style-name="P4" draw:layer="layout" svg:x1="9.1cm" svg:y1="17.1cm" svg:x2="8.6cm" svg:y2="16.4cm">
          <text:p/>
        </draw:line>
        <draw:line draw:style-name="gr27" draw:text-style-name="P4" draw:layer="layout" svg:x1="7.1cm" svg:y1="14.5cm" svg:x2="7.7cm" svg:y2="14.6cm">
          <text:p/>
        </draw:line>
        <draw:frame draw:style-name="gr28" draw:text-style-name="P5" draw:layer="layout" svg:width="1.1cm" svg:height="0.587cm" svg:x="6.9cm" svg:y="13.713cm">
          <draw:text-box>
            <text:p><text:span text:style-name="T2">sasl</text:span></text:p>
          </draw:text-box>
        </draw:frame>
        <draw:frame draw:style-name="gr29" draw:text-style-name="P5" draw:layer="layout" svg:width="1.844cm" svg:height="0.569cm" svg:x="14.684cm" svg:y="13cm">
          <draw:text-box>
            <text:p><text:span text:style-name="T2">Web-</text:span><text:span text:style-name="T2">email</text:span></text:p>
          </draw:text-box>
        </draw:frame>
        <draw:frame draw:style-name="gr30" draw:text-style-name="P5" draw:layer="layout" svg:width="0.9cm" svg:height="0.6cm" svg:x="12.2cm" svg:y="9cm">
          <draw:text-box>
            <text:p><text:span text:style-name="T2">cgi</text:span></text:p>
          </draw:text-box>
        </draw:frame>
        <draw:frame draw:style-name="gr31" draw:text-style-name="P5" draw:layer="layout" svg:width="1.3cm" svg:height="0.569cm" svg:x="3cm" svg:y="18cm">
          <draw:text-box>
            <text:p><text:span text:style-name="T2">smtp</text:span></text:p>
          </draw:text-box>
        </draw:frame>
        <draw:custom-shape draw:style-name="gr9" draw:text-style-name="P3" draw:layer="layout" svg:width="2.2cm" svg:height="0.7cm" svg:x="8.4cm" svg:y="10.4cm">
          <text:p text:style-name="P1"><text:span text:style-name="T1">Postfix </text:span></text:p>
          <text:p text:style-name="P1"><text:span text:style-name="T1">lmtp 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4" draw:layer="layout" svg:x1="8.6cm" svg:y1="9.9cm" svg:x2="9.2cm" svg:y2="10.4cm">
          <text:p/>
        </draw:line>
        <draw:custom-shape draw:style-name="gr6" draw:text-style-name="P3" draw:layer="layout" svg:width="2.3cm" svg:height="1.2cm" svg:x="8.3cm" svg:y="7.6cm">
          <text:p text:style-name="P1"><text:span text:style-name="T1">P</text:span><text:span text:style-name="T1">o</text:span><text:span text:style-name="T1">st</text:span><text:span text:style-name="T1">fi</text:span><text:span text:style-name="T1">x</text:span></text:p>
          <text:p text:style-name="P1"><text:span text:style-name="T1">s</text:span><text:span text:style-name="T1">e</text:span><text:span text:style-name="T1">n</text:span><text:span text:style-name="T1">d</text:span><text:span text:style-name="T1">m</text:span><text:span text:style-name="T1">ai</text:span><text:span text:style-name="T1">l</text:span></text:p>
          <text:p text:style-name="P1"><text:span text:style-name="T1">(i</text:span><text:span text:style-name="T1">n</text:span><text:span text:style-name="T1">b</text:span><text:span text:style-name="T1">o</text:span><text:span text:style-name="T1">u</text:span><text:span text:style-name="T1">n</text:span><text:span text:style-name="T1">d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4" draw:layer="layout" svg:x1="9.8cm" svg:y1="11.1cm" svg:x2="10.8cm" svg:y2="11.8cm">
          <text:p/>
        </draw:line>
        <draw:custom-shape draw:style-name="gr9" draw:text-style-name="P3" draw:layer="layout" svg:width="2.2cm" svg:height="0.7cm" svg:x="4.9cm" svg:y="11.8cm">
          <text:p text:style-name="P1"><text:span text:style-name="T1">mail-que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.6cm" svg:height="0.8cm" svg:x="7.7cm" svg:y="14.2cm">
          <text:p text:style-name="P1"><text:span text:style-name="T1">Dovecot</text:span></text:p>
          <text:p text:style-name="P1"><text:span text:style-name="T1">a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4" draw:layer="layout" svg:x1="5cm" svg:y1="8cm" svg:x2="5.8cm" svg:y2="8.4cm">
          <text:p/>
        </draw:line>
        <draw:line draw:style-name="gr21" draw:text-style-name="P4" draw:layer="layout" svg:x1="4.1cm" svg:y1="9.2cm" svg:x2="3.4cm" svg:y2="8.8cm">
          <text:p/>
        </draw:line>
        <draw:line draw:style-name="gr21" draw:text-style-name="P4" draw:layer="layout" svg:x1="5.4cm" svg:y1="13.9cm" svg:x2="5.9cm" svg:y2="12.5cm">
          <text:p/>
        </draw:line>
        <draw:line draw:style-name="gr21" draw:text-style-name="P4" draw:layer="layout" svg:x1="4.9cm" svg:y1="15.9cm" svg:x2="5.6cm" svg:y2="15.1cm">
          <text:p/>
        </draw:line>
        <draw:line draw:style-name="gr21" draw:text-style-name="P4" draw:layer="layout" svg:x1="6.2cm" svg:y1="11.8cm" svg:x2="6.4cm" svg:y2="11.1cm">
          <text:p/>
        </draw:line>
        <draw:line draw:style-name="gr21" draw:text-style-name="P4" draw:layer="layout" svg:x1="9.3cm" svg:y1="8.8cm" svg:x2="8.7cm" svg:y2="9.2cm">
          <text:p/>
        </draw:line>
        <draw:line draw:style-name="gr27" draw:text-style-name="P4" draw:layer="layout" svg:x1="9.3cm" svg:y1="12.8cm" svg:x2="9.9cm" svg:y2="12.4cm">
          <text:p/>
        </draw:line>
        <draw:line draw:style-name="gr27" draw:text-style-name="P4" draw:layer="layout" svg:x1="8.4cm" svg:y1="13.4cm" svg:x2="8.4cm" svg:y2="14.2cm">
          <text:p/>
        </draw:line>
        <draw:line draw:style-name="gr27" draw:text-style-name="P4" draw:layer="layout" svg:x1="8.4cm" svg:y1="15cm" svg:x2="8.1cm" svg:y2="15.6cm">
          <text:p/>
        </draw:line>
        <draw:custom-shape draw:style-name="gr32" draw:text-style-name="P3" draw:layer="layout" svg:width="1.6cm" svg:height="1.3cm" svg:x="10.3cm" svg:y="15.5cm">
          <text:p text:style-name="P1"><text:span text:style-name="T1">Dovecot</text:span></text:p>
          <text:p text:style-name="P1"><text:span text:style-name="T1">Mailbox</text:span><text:span text:style-name="T1"><text:line-break/></text:span><text:span text:style-name="T1">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4" draw:layer="layout" svg:x1="12.7cm" svg:y1="16.1cm" svg:x2="11.9cm" svg:y2="16.1cm">
          <text:p/>
        </draw:line>
        <draw:line draw:style-name="gr21" draw:text-style-name="P4" draw:layer="layout" svg:x1="11.1cm" svg:y1="15.5cm" svg:x2="11.1cm" svg:y2="14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b </meta:initial-creator>
    <meta:creation-date>2016-01-31T15:59:41.973583267</meta:creation-date>
    <dc:date>2017-01-07T20:55:15.698497887</dc:date>
    <meta:editing-duration>PT47M29S</meta:editing-duration>
    <meta:editing-cycles>10</meta:editing-cycles>
    <meta:generator>LibreOffice/5.2.2.2$Linux_X86_64 LibreOffice_project/20m0$Build-2</meta:generator>
    <meta:document-statistic meta:object-count="69"/>
  </office:meta>
</office:document-meta>
</file>